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M_SimpleCocoon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SimpleCocoon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SimpleCocoon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SimpleCocoon.setObjectModel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impleCocoon.jsGet_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impleCoco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impleCocoon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SimpleCocoon.jsGet_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impleCocoon.jsGet_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impleCocoon.jsGet_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impleCocoon.jsGet_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